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text-properties style:font-name="Arial" fo:font-size="21pt" style:font-size-asian="21pt" style:font-size-complex="21pt"/>
    </style:style>
    <style:style style:name="P4" style:family="paragraph" style:parent-style-name="Text_20_body">
      <style:paragraph-properties fo:text-align="center" style:justify-single-word="false" fo:break-before="page"/>
      <style:text-properties fo:font-size="24pt" style:font-size-asian="24pt" style:font-size-complex="24pt"/>
    </style:style>
    <style:style style:name="P5" style:family="paragraph" style:parent-style-name="Heading">
      <style:paragraph-properties fo:text-align="center" style:justify-single-word="false" fo:break-before="page"/>
      <style:text-properties fo:font-size="16pt" fo:font-weight="bold" style:font-size-asian="16pt" style:font-weight-asian="bold" style:font-size-complex="16pt" style:font-weight-complex="bold"/>
    </style:style>
    <style:style style:name="P6" style:family="paragraph" style:parent-style-name="Text_20_body">
      <style:paragraph-properties fo:margin-top="0.3cm" fo:margin-bottom="0.3cm" fo:text-align="start" style:justify-single-word="false"/>
      <style:text-properties fo:font-size="24pt" style:font-size-asian="24pt" style:font-size-complex="24pt"/>
    </style:style>
    <style:style style:name="P7" style:family="paragraph" style:parent-style-name="Contents_20_Heading">
      <style:paragraph-properties fo:text-align="center" style:justify-single-word="false"/>
      <style:text-properties fo:font-size="21pt" style:font-size-asian="21pt" style:font-size-complex="21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3">
      <style:paragraph-properties fo:margin-left="2.501cm" fo:margin-right="0cm" fo:text-indent="-1.27cm" style:auto-text-indent="false"/>
    </style:style>
    <style:style style:name="P12" style:family="paragraph" style:parent-style-name="Heading_20_3">
      <style:paragraph-properties fo:margin-left="2.501cm" fo:margin-right="0cm" fo:text-align="start" style:justify-single-word="false" fo:text-indent="-1.27cm" style:auto-text-indent="false"/>
    </style:style>
    <style:style style:name="P13" style:family="paragraph" style:parent-style-name="Heading_20_2">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Contents_20_Heading">
      <style:paragraph-properties fo:text-align="center" style:justify-single-word="false"/>
      <style:text-properties fo:font-size="21pt" fo:font-weight="bold" style:font-size-asian="21pt" style:font-weight-asian="bold" style:font-size-complex="21pt" style:font-weight-complex="bold"/>
    </style:style>
    <style:style style:name="P16" style:family="paragraph" style:parent-style-name="Standard" style:list-style-name="L1"/>
    <style:style style:name="T1" style:family="text">
      <style:text-properties style:text-underline-style="none"/>
    </style:style>
    <style:style style:name="T2" style:family="text">
      <style:text-properties fo:font-weight="bold"/>
    </style:style>
    <style:style style:name="T3" style:family="text">
      <style:text-properties fo:font-style="italic" style:font-style-asian="italic"/>
    </style:style>
    <style:style style:name="T4" style:family="text">
      <style:text-properties fo:language="en" fo:country="AU"/>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
      <text:p text:style-name="P2"/>
      <text:p text:style-name="P2"/>
      <text:p text:style-name="P3">Resumen de</text:p>
      <text:p text:style-name="P15">Aplicaciones de programación en Smalltalk 80 </text:p>
      <text:p text:style-name="P7">Como usar Modelo-Controlador-Vista (MVC) </text:p>
      <text:p text:style-name="P2"/>
      <text:p text:style-name="P2"/>
      <text:p text:style-name="P2"/>
      <text:p text:style-name="P2"/>
      <text:p text:style-name="P2"/>
      <text:p text:style-name="P2"/>
      <text:p text:style-name="P6">Facultad:<text:tab/>UNQ</text:p>
      <text:p text:style-name="P6">Carrera:<text:tab/>TPI</text:p>
      <text:p text:style-name="P6">Profesor:<text:tab/>Paez, Nicolás</text:p>
      <text:p text:style-name="P6">Alumnos:<text:tab/>Marchionne, Cristian<text:line-break/><text:tab/><text:tab/><text:tab/></text:p>
      <text:p text:style-name="P1"/>
      <text:table-of-content text:style-name="Sect1" text:protected="true" text:name="Índice de contenido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INDICE</text:p>
          </text:index-title>
          <text:p text:style-name="P10">Conceptos Basicos<text:tab/>3</text:p>
          <text:p text:style-name="P10">Comunicación entre el MVC<text:tab/>3</text:p>
          <text:p text:style-name="P9">1.El modelo pasivo<text:tab/>3</text:p>
          <text:p text:style-name="P9">2.El vinculo entre Vista – Controlador<text:tab/>3</text:p>
          <text:p text:style-name="P10">Vista<text:tab/>3</text:p>
          <text:p text:style-name="P9">1.Mostrar la Vista<text:tab/>4</text:p>
          <text:p text:style-name="P10">Controladores<text:tab/>4</text:p>
          <text:p text:style-name="P8">Bibliografia<text:tab/>5</text:p>
        </text:index-body>
      </text:table-of-content>
      <text:p text:style-name="Text_20_body"/>
      <text:p text:style-name="P5">Aplicaciones de programación en Smalltalk 80<text:line-break/>Como usar Modelo-Controlador-Vista (MVC) </text:p>
      <text:h text:style-name="P13" text:outline-level="2">Conceptos Básicos</text:h>
      <text:p text:style-name="Standard">En el paradigma MVC es manejado por tres tipos de objetos, cada uno especializado para cada tarea en particular. La vista maneja los gráficos y la salida de texto. El controlador interpreta las entradas realizadas por el usuario. El modelo maneja el comportamiento y los datos del dominio de aplicación.</text:p>
      <text:p text:style-name="Standard">Para usar el paradigma de MVC efectivamente se debe comprender la división del trabajo entre estas partes y como se realiza la comunicación entre las mismas.</text:p>
      <text:h text:style-name="P13" text:outline-level="2">Comunicación entre el MVC</text:h>
      <text:h text:style-name="P12" text:outline-level="3">El modelo pasivo</text:h>
      <text:p text:style-name="Standard">El paradigma de MVC se centra en que el modelo desconoce la existencia de las otras partes vista y controlador. Esta aislación es producto de que el modelo cambia por el pedido de alguna de las otras partes.</text:p>
      <text:p text:style-name="Standard"/>
      <text:p text:style-name="Standard">El modelo tiene que tener algún vínculo con la vista. Para recordar esta dependencia se utiliza una variable de clase del tipo IdentityDictionary llamada DependentField. Donde la <text:span text:style-name="T3">clave</text:span> son los objetos que tienen dependencias y el <text:span text:style-name="T3">valor</text:span> es la lista de objetos que dependen de la clave. Todos los objetos del modelo tienen que tener este comportamiento.</text:p>
      <text:p text:style-name="Standard"/>
      <text:p text:style-name="Standard">Existe un protocolo de actualización que se utiliza los mensajes “<text:span text:style-name="T4">changed</text:span>” y <text:s/>“<text:span text:style-name="T4">update</text:span>”. El mensaje “<text:span text:style-name="T4">changed</text:span>” es emitido por un objeto para avisar a todas sus dependencias que ha sufrido un cambio. Los receptores del mensaje invocan el mensaje “<text:span text:style-name="T4">update</text:span>: <text:span text:style-name="T4">self</text:span> ” para actualizarse. Este mecanismo es utilizado como la forma de comunicación que tiene la vista para avisarle que ocurrieron cambios al modelo.</text:p>
      <text:p text:style-name="Standard"/>
      <text:h text:style-name="P11" text:outline-level="3">El vinculo entre Vista – Controlador</text:h>
      <text:p text:style-name="Standard">Cada vista esta asociada a un único controlador y viceversa. Esto se logra teniendo una variable de instancia para mantener el acoplamiento. Tanto la vista como el controlador tienen variables de instancia para almacenar la relación con el modelo y conocer a la otra parte(controlador y vista respectivamente).</text:p>
      <text:p text:style-name="Standard"/>
      <text:h text:style-name="P13" text:outline-level="2">Vista</text:h>
      <text:p text:style-name="Standard">Las vistas están organizadas en redes. Cada vista tiene dos variables de instancia, <text:span text:style-name="T3">superview y subViews.</text:span> La primera que relaciona una vista con la vista que la contiene. La segunda es una OrderedCollection que almacena las vistas que genera.</text:p>
      <text:p text:style-name="Standard"/>
      <text:h text:style-name="P11" text:outline-level="3"><text:soft-page-break/>Mostrar la Vista</text:h>
      <text:p text:style-name="Standard">Cada vista necesita un protocolo para ser visualizada. Algunas visualizaciones usan métodos para realizar la transformación que se desea mostrar. Las transformaciones manejan escalas, ubicación de ventanas en coordenadas específicas, etc...</text:p>
      <text:p text:style-name="Standard"/>
      <text:p text:style-name="Standard">Hay algunas vistas que son de propósito general: <text:span text:style-name="T3">BooleanView</text:span>, <text:span text:style-name="T3">SelectionInListView, TextView y CodeView</text:span>. Estas vistas tienen controles asociados que utilizan “adaptadores” que son configurados en el momento de la creación.</text:p>
      <text:p text:style-name="Standard"/>
      <text:h text:style-name="P13" text:outline-level="2">Controladores</text:h>
      <text:p text:style-name="Standard">No se puede tener un modelo-vista sin controlador.</text:p>
      <text:p text:style-name="Standard">Solo un controlador puede poseer el control actual en un momento solo. Esto requiere de la colaboración entre todos los controladores para que sedan el control salvo que el foco este puesto en ellos. Hay un controlador “NoController” que se utiliza especialmente para cuando se requiere rechazar el control.</text:p>
      <text:p text:style-name="Standard"/>
      <text:h text:style-name="P14" text:outline-level="1">Bibliografía</text:h>
      <text:list xml:id="list843554404" text:style-name="L1">
        <text:list-item>
          <text:p text:style-name="P16"><text:span text:style-name="T2">How to use MVC in Smalltalk-80<text:line-break/></text:span><text:a xlink:type="simple" xlink:href="http://st-www.cs.illinois.edu/users/smarch/st-docs/mvc.html" office:target-frame-name="_blank" xlink:show="new">http://st-www.cs.illinois.edu/users/smarch/st-docs/mvc.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fo:text-indent="-0.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text-underline-style="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day/>
      <number:text> de </number:text>
      <number:month number:textual="true"/>
      <number:text> de </number:text>
      <number:year number:style="long"/>
    </number:date-style>
  </office:automatic-styles>
  <office:master-styles>
    <style:master-page style:name="Standard" style:page-layout-name="Mpm1">
      <style:header>
        <text:p text:style-name="Header"><text:span text:style-name="MT1">Roles en Proceso Unificado</text:span><text:tab/><text:tab/><text:date style:data-style-name="N75" text:date-value="2011-10-17T16:48:32.99" text:date-adjust="-PT96H00M00S">13 de oct de 2011</text:date></text:p>
      </style:header>
      <style:footer>
        <text:p text:style-name="Footer">Marchionne Cristian</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meta:initial-creator>
    <meta:creation-date>2011-09-15T04:24:51</meta:creation-date>
    <dc:date>2011-10-17T16:48:33</dc:date>
    <dc:creator>Cristian </dc:creator>
    <meta:editing-duration>PT2H36M5S</meta:editing-duration>
    <meta:editing-cycles>33</meta:editing-cycles>
    <meta:generator>LibreOffice/3.3$Linux LibreOffice_project/330m19$Build-401</meta:generator>
    <meta:document-statistic meta:table-count="0" meta:image-count="0" meta:object-count="0" meta:page-count="5" meta:paragraph-count="39" meta:word-count="545" meta:character-count="3522"/>
  </office:meta>
</office:document-meta>
</file>